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  <style:style style:name="T4" style:family="text">
      <style:text-properties style:text-position="sub 58%"/>
    </style:style>
    <style:style style:name="T5" style:family="text">
      <style:text-properties fo:font-variant="small-caps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Quotations">
      <style:paragraph-properties fo:margin-left="0.5in" fo:margin-right="0in" fo:text-indent="0in" style:auto-text-indent="false"/>
    </style:style>
    <style:style style:name="P3" style:family="paragraph" style:parent-style-name="Quotations">
      <style:paragraph-properties fo:margin-left="0.5in" fo:margin-right="0in" fo:text-indent="0in" style:auto-text-indent="false"/>
    </style:style>
    <style:style style:name="P4" style:family="paragraph" style:parent-style-name="Quotations">
      <style:paragraph-properties fo:margin-left="0.5in" fo:margin-right="0in" fo:text-indent="0in" style:auto-text-indent="false"/>
    </style:style>
  </office:automatic-styles>
  <office:body>
    <office:text>
      <text:p text:style-name="Title">The Title</text:p>
      <text:p text:style-name="Author">The Author</text:p>
      <text:p text:style-name="Date">23 February 2019</text:p>
      <text:p text:style-name="Text_20_body">This is some text before a section. It shouldn’t be indented.</text:p>
      <text:h text:style-name="Heading_20_1" text:outline-level="1"><text:bookmark-start text:name="this-is-a-section"/>This is a section<text:bookmark-end text:name="this-is-a-section"/></text:h>
      <text:p text:style-name="First_20_paragraph">This is some test text. This is formatted in <text:span text:style-name="T1">italics</text:span> and <text:span text:style-name="T2">bold</text:span>, with - various – dashes—, and trailing dots…</text:p>
      <text:p text:style-name="Text_20_body">‘These quotes should be curly,’ and “so should these.” There should be a blank line before the next paragraph:</text:p>
      <text:p text:style-name="Text_20_body"> </text:p>
      <text:p text:style-name="Text_20_body">And then there should be some text <text:span text:style-name="T3">in superscript</text:span> and <text:span text:style-name="T4">in subscript</text:span>, and a footnote<text:note text:id="ftn0" text:note-class="footnote"><text:note-citation>1</text:note-citation><text:note-body><text:p text:style-name="Footnote">This is a footnote. It should appear at the bottom of the page.</text:p></text:note-body></text:note> with a star, a footnote<text:note text:id="ftn1" text:note-class="footnote"><text:note-citation>2</text:note-citation><text:note-body><text:p text:style-name="Footnote">Another footnote.</text:p></text:note-body></text:note> with a dagger, and this should be <text:span text:style-name="Source_Text">monospace</text:span>.</text:p>
      <text:h text:style-name="Heading_20_2" text:outline-level="2"><text:bookmark-start text:name="subsection"/>Subsection<text:bookmark-end text:name="subsection"/></text:h>
      <text:p text:style-name="First_20_paragraph">Test text test text test text.</text:p>
      <text:p text:style-name="P1">This is a quote block. It should be indented slightly and shouldn’t contain a line break.</text:p>
      <text:p text:style-name="First_20_paragraph">This is a quoted line block. It should be indented slightly<text:line-break/>and have a <text:span text:style-name="T1">line break</text:span> after ‘slightly’, and <text:span text:style-name="T2">formatting</text:span>.</text:p>
      <text:p text:style-name="First_20_paragraph">“These literal double curly quotes, used where smart<text:line-break/>quotes gets it wrong, curl the right way even though<text:line-break/>they’re on different lines.”</text:p>
      <text:p text:style-name="First_20_paragraph">‘These literal single curly quotes, used where smart<text:line-break/>quotes gets it wrong, curl the right way even though<text:line-break/>they’re on different lines.’</text:p>
      <text:p text:style-name="Text_20_body">After this line there should be stars.</text:p>
      <text:p text:style-name="Horizontal_20_Line"/>
      <text:p text:style-name="First_20_paragraph">This is a new paragraph after the stars. This text is <text:span text:style-name="T5">Small Caps</text:span>. Here is a pound sign (£), a euro sign (€), and three letters with accents: ëóû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GB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GB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The Title</dc:title>
    <dc:description/>
    <dc:subject>Version: b032676-dirty, Sat Apr 3 17:48:04 2021 +0200</dc:subject>
    <meta:keyword/>
    <dc:language>en-GB</dc:language>
    <meta:initial-creator>The Author</meta:initial-creator>
    <dc:creator>The Author</dc:creator>
    <meta:creation-date>2021-04-10T09:48:39Z</meta:creation-date>
    <dc:date>2021-04-10T09:48:39Z</dc:date>
    <meta:user-defined meta:name="date" meta:value-type="string">23 February 2019</meta:user-defined>
    <meta:user-defined meta:name="docversion" meta:value-type="string">b032676-dirty, Sat Apr 3 17:48:04 2021 +0200</meta:user-defined>
  </office:meta>
</office:document-meta>
</file>